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1c6fe"/>
    </style:style>
    <style:style style:name="P2" style:family="paragraph" style:parent-style-name="Standard">
      <style:text-properties officeooo:rsid="0002820b" officeooo:paragraph-rsid="0002820b"/>
    </style:style>
    <style:style style:name="P3" style:family="paragraph" style:parent-style-name="Standard">
      <style:paragraph-properties fo:margin-left="0.2917in" fo:margin-right="0in" fo:text-indent="0in" style:auto-text-indent="false"/>
      <style:text-properties officeooo:paragraph-rsid="0001c6fe"/>
    </style:style>
    <style:style style:name="T1" style:family="text">
      <style:text-properties officeooo:rsid="0001c6fe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案例</text:h>
      <text:p text:style-name="P1">户型展示</text:p>
      <text:p text:style-name="P1"><text:tab/><text:span text:style-name="T2">a 户型导航</text:span></text:p>
      <text:p text:style-name="P1"><text:tab/>b 家居布置</text:p>
      <text:p text:style-name="P1"><text:tab/>c 墙纸更换</text:p>
      <text:p text:style-name="P1"><text:tab/>d 室内光照模拟</text:p>
      <text:p text:style-name="P1">别墅展示</text:p>
      <text:p text:style-name="P3">a 别墅区游离动画</text:p>
      <text:p text:style-name="P3">b 别墅内部户型展示</text:p>
      <text:p text:style-name="P1">机械部件展示</text:p>
      <text:p text:style-name="P1"><text:tab/>a 安装动画</text:p>
      <text:p text:style-name="P1"><text:tab/>b 机械部件效果图</text:p>
      <text:p text:style-name="P1"><text:tab/>c 调整机械部件尺寸</text:p>
      <text:p text:style-name="P1"><text:tab/>d 根据部件生成模具</text:p>
      <text:p text:style-name="P1">服装展示</text:p>
      <text:p text:style-name="P1"><text:tab/>a 服装纹理定制</text:p>
      <text:p text:style-name="P1"><text:tab/>b 服装图片定制</text:p>
      <text:p text:style-name="P1"><text:tab/>c 服装喷涂定制</text:p>
      <text:p text:style-name="P1"><text:tab/>d <text:span text:style-name="T1">3d试衣</text:span></text:p>
      <text:p text:style-name="P1">包装盒展示</text:p>
      <text:p text:style-name="P1"><text:tab/>a 包装盒纹理定制</text:p>
      <text:p text:style-name="P1"><text:tab/>b 包装盒样式展示</text:p>
      <text:p text:style-name="P1"><text:tab/>c 包装盒喷涂定制</text:p>
      <text:p text:style-name="P1"><text:tab/>d 包装盒尺寸调整</text:p>
      <text:p text:style-name="P1">商业街</text:p>
      <text:p text:style-name="P1"><text:tab/>a 商业街游离</text:p>
      <text:p text:style-name="P1"><text:tab/>b 旅游景点</text:p>
      <text:p text:style-name="P1"><text:tab/>c 城市规划导航</text:p>
      <text:p text:style-name="P1">汽车展示</text:p>
      <text:p text:style-name="P1"><text:tab/>a 更换车漆</text:p>
      <text:p text:style-name="P1"><text:tab/>b 汽车动画</text:p>
      <text:p text:style-name="P2">3d打印</text:p>
      <text:p text:style-name="P2"><text:tab/>a 人物预览</text:p>
      <text:p text:style-name="P2"><text:tab/>b 场景更换</text:p>
      <text:p text:style-name="P2">石油，石化，制药，天然气</text:p>
      <text:p text:style-name="P2"><text:tab/>a 厂区展示</text:p>
      <text:p text:style-name="P2"><text:tab/>b 厂区游离</text:p>
      <text:p text:style-name="P2"><text:tab/>c 工艺模拟</text:p>
      <text:p text:style-name="P2"><text:tab/>d 安全撤离动画</text:p>
      <text:p text:style-name="P2"><text:tab/>e 可视化监控，故障定位</text:p>
      <text:p text:style-name="P2">医疗器械</text:p>
      <text:p text:style-name="P2"><text:tab/>a 模型定制</text:p>
      <text:p text:style-name="P2"><text:tab/>b 模型展示</text:p>
      <text:p text:style-name="P2"><text:tab/>c 模拟试用</text:p>
      <text:p text:style-name="P2">游戏</text:p>
      <text:p text:style-name="P2"><text:tab/>a 游戏画面展示</text:p>
      <text:p text:style-name="P2"><text:tab/>b 游戏体验</text:p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21:10:33.486797373</meta:creation-date>
    <dc:date>2015-03-12T16:06:29.405320385</dc:date>
    <meta:editing-duration>PT30M58S</meta:editing-duration>
    <meta:editing-cycles>6</meta:editing-cycles>
    <meta:generator>LibreOffice/4.3.3.2$Linux_X86_64 LibreOffice_project/430m0$Build-2</meta:generator>
    <meta:document-statistic meta:table-count="0" meta:image-count="0" meta:object-count="0" meta:page-count="2" meta:paragraph-count="47" meta:word-count="278" meta:character-count="348" meta:non-whitespace-character-count="280"/>
  </office:meta>
</office:document-meta>
</file>